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8.71cm" fo:margin-left="0cm" fo:margin-top="0cm" fo:margin-bottom="0cm" table:align="left" fo:keep-with-next="auto"/>
    </style:style>
    <style:style style:name="Table3.A" style:family="table-column">
      <style:table-column-properties style:column-width="5.203cm"/>
    </style:style>
    <style:style style:name="Table3.B" style:family="table-column">
      <style:table-column-properties style:column-width="1.787cm"/>
    </style:style>
    <style:style style:name="Table3.C" style:family="table-column">
      <style:table-column-properties style:column-width="2.117cm"/>
    </style:style>
    <style:style style:name="Table3.D" style:family="table-column">
      <style:table-column-properties style:column-width="2.602cm"/>
    </style:style>
    <style:style style:name="Table3.E" style:family="table-column">
      <style:table-column-properties style:column-width="7.001cm"/>
    </style:style>
    <style:style style:name="Table3.1" style:family="table-row">
      <style:table-row-properties style:min-row-height="3.33cm"/>
    </style:style>
    <style:style style:name="Table3.A1" style:family="table-cell">
      <style:table-cell-properties fo:padding="0.097cm" fo:border="0.05pt solid #000000"/>
    </style:style>
    <style:style style:name="Table3.2" style:family="table-row">
      <style:table-row-properties style:min-row-height="0.499cm"/>
    </style:style>
    <style:style style:name="Table3.A2" style:family="table-cell">
      <style:table-cell-properties fo:padding="0cm" fo:border-left="0.05pt solid #000000" fo:border-right="none" fo:border-top="none" fo:border-bottom="0.05pt solid #000000"/>
    </style:style>
    <style:style style:name="Table3.E2" style:family="table-cell">
      <style:table-cell-properties fo:padding="0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1cm"/>
    </style:style>
    <style:style style:name="Table3.A3" style:family="table-cell">
      <style:table-cell-properties fo:padding="0cm" fo:border-left="0.05pt solid #000000" fo:border-right="none" fo:border-top="none" fo:border-bottom="none"/>
    </style:style>
    <style:style style:name="Table3.4" style:family="table-row">
      <style:table-row-properties style:min-row-height="14.3cm"/>
    </style:style>
    <style:style style:name="Table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61cm"/>
    </style:style>
    <style:style style:name="Table2" style:family="table">
      <style:table-properties style:width="18.71cm" table:align="margins"/>
    </style:style>
    <style:style style:name="Table2.A" style:family="table-column">
      <style:table-column-properties style:column-width="1.342cm" style:rel-column-width="4701*"/>
    </style:style>
    <style:style style:name="Table2.B" style:family="table-column">
      <style:table-column-properties style:column-width="9.922cm" style:rel-column-width="34753*"/>
    </style:style>
    <style:style style:name="Table2.C" style:family="table-column">
      <style:table-column-properties style:column-width="1.027cm" style:rel-column-width="3595*"/>
    </style:style>
    <style:style style:name="Table2.D" style:family="table-column">
      <style:table-column-properties style:column-width="2.133cm" style:rel-column-width="7469*"/>
    </style:style>
    <style:style style:name="Table2.E" style:family="table-column">
      <style:table-column-properties style:column-width="2.184cm" style:rel-column-width="7648*"/>
    </style:style>
    <style:style style:name="Table2.F" style:family="table-column">
      <style:table-column-properties style:column-width="2.104cm" style:rel-column-width="736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4" style:family="table">
      <style:table-properties style:width="18.71cm" fo:margin-left="0cm" table:align="left"/>
    </style:style>
    <style:style style:name="Table4.A" style:family="table-column">
      <style:table-column-properties style:column-width="1.342cm"/>
    </style:style>
    <style:style style:name="Table4.B" style:family="table-column">
      <style:table-column-properties style:column-width="9.922cm"/>
    </style:style>
    <style:style style:name="Table4.C" style:family="table-column">
      <style:table-column-properties style:column-width="1.02cm"/>
    </style:style>
    <style:style style:name="Table4.D" style:family="table-column">
      <style:table-column-properties style:column-width="2.136cm"/>
    </style:style>
    <style:style style:name="Table4.E" style:family="table-column">
      <style:table-column-properties style:column-width="2.193cm"/>
    </style:style>
    <style:style style:name="Table4.F" style:family="table-column">
      <style:table-column-properties style:column-width="2.097cm"/>
    </style:style>
    <style:style style:name="Table4.A1" style:family="table-cell">
      <style:table-cell-properties fo:padding="0.097cm" fo:border-left="0.05pt solid #000000" fo:border-right="none" fo:border-top="none" fo:border-bottom="none"/>
    </style:style>
    <style:style style:name="Table4.F1" style:family="table-cell">
      <style:table-cell-properties fo:padding="0.097cm" fo:border-left="0.05pt solid #000000" fo:border-right="0.05pt solid #000000" fo:border-top="none" fo:border-bottom="none"/>
    </style:style>
    <style:style style:name="Table5" style:family="table">
      <style:table-properties style:width="18.71cm" fo:margin-left="0cm" table:align="left"/>
    </style:style>
    <style:style style:name="Table5.A" style:family="table-column">
      <style:table-column-properties style:column-width="1.342cm"/>
    </style:style>
    <style:style style:name="Table5.B" style:family="table-column">
      <style:table-column-properties style:column-width="9.922cm"/>
    </style:style>
    <style:style style:name="Table5.C" style:family="table-column">
      <style:table-column-properties style:column-width="1.02cm"/>
    </style:style>
    <style:style style:name="Table5.D" style:family="table-column">
      <style:table-column-properties style:column-width="2.136cm"/>
    </style:style>
    <style:style style:name="Table5.E" style:family="table-column">
      <style:table-column-properties style:column-width="2.193cm"/>
    </style:style>
    <style:style style:name="Table5.F" style:family="table-column">
      <style:table-column-properties style:column-width="2.097cm"/>
    </style:style>
    <style:style style:name="Table5.A1" style:family="table-cell">
      <style:table-cell-properties fo:padding="0.097cm" fo:border-left="0.05pt solid #000000" fo:border-right="none" fo:border-top="none" fo:border-bottom="none"/>
    </style:style>
    <style:style style:name="Table5.F1" style:family="table-cell">
      <style:table-cell-properties fo:padding="0.097cm" fo:border-left="0.05pt solid #000000" fo:border-right="0.05pt solid #000000" fo:border-top="none" fo:border-bottom="none"/>
    </style:style>
    <style:style style:name="Table6" style:family="table">
      <style:table-properties style:width="18.71cm" table:align="margins"/>
    </style:style>
    <style:style style:name="Table6.A" style:family="table-column">
      <style:table-column-properties style:column-width="12.284cm" style:rel-column-width="43026*"/>
    </style:style>
    <style:style style:name="Table6.B" style:family="table-column">
      <style:table-column-properties style:column-width="2.155cm" style:rel-column-width="7550*"/>
    </style:style>
    <style:style style:name="Table6.C" style:family="table-column">
      <style:table-column-properties style:column-width="2.173cm" style:rel-column-width="7611*"/>
    </style:style>
    <style:style style:name="Table6.D" style:family="table-column">
      <style:table-column-properties style:column-width="2.097cm" style:rel-column-width="734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a1" style:family="table">
      <style:table-properties style:width="18.71cm" table:align="margins"/>
    </style:style>
    <style:style style:name="Tabla1.A" style:family="table-column">
      <style:table-column-properties style:column-width="2.293cm" style:rel-column-width="8032*"/>
    </style:style>
    <style:style style:name="Tabla1.B" style:family="table-column">
      <style:table-column-properties style:column-width="3.418cm" style:rel-column-width="11973*"/>
    </style:style>
    <style:style style:name="Tabla1.D" style:family="table-column">
      <style:table-column-properties style:column-width="3.505cm" style:rel-column-width="12276*"/>
    </style:style>
    <style:style style:name="Tabla1.E" style:family="table-column">
      <style:table-column-properties style:column-width="4.08cm" style:rel-column-width="14290*"/>
    </style:style>
    <style:style style:name="Tabla1.F" style:family="table-column">
      <style:table-column-properties style:column-width="3.12cm" style:rel-column-width="10932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e2" style:family="table">
      <style:table-properties style:width="18.71cm" table:align="margins"/>
    </style:style>
    <style:style style:name="Table2.A" style:family="table-column">
      <style:table-column-properties style:column-width="1.342cm" style:rel-column-width="4701*"/>
    </style:style>
    <style:style style:name="Table2.B" style:family="table-column">
      <style:table-column-properties style:column-width="9.922cm" style:rel-column-width="34753*"/>
    </style:style>
    <style:style style:name="Table2.C" style:family="table-column">
      <style:table-column-properties style:column-width="1.027cm" style:rel-column-width="3595*"/>
    </style:style>
    <style:style style:name="Table2.D" style:family="table-column">
      <style:table-column-properties style:column-width="2.133cm" style:rel-column-width="7469*"/>
    </style:style>
    <style:style style:name="Table2.E" style:family="table-column">
      <style:table-column-properties style:column-width="2.184cm" style:rel-column-width="7648*"/>
    </style:style>
    <style:style style:name="Table2.F" style:family="table-column">
      <style:table-column-properties style:column-width="2.104cm" style:rel-column-width="736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4" style:family="table">
      <style:table-properties style:width="18.71cm" fo:margin-left="0cm" table:align="left"/>
    </style:style>
    <style:style style:name="Table4.A" style:family="table-column">
      <style:table-column-properties style:column-width="1.342cm"/>
    </style:style>
    <style:style style:name="Table4.B" style:family="table-column">
      <style:table-column-properties style:column-width="9.922cm"/>
    </style:style>
    <style:style style:name="Table4.C" style:family="table-column">
      <style:table-column-properties style:column-width="1.02cm"/>
    </style:style>
    <style:style style:name="Table4.D" style:family="table-column">
      <style:table-column-properties style:column-width="2.136cm"/>
    </style:style>
    <style:style style:name="Table4.E" style:family="table-column">
      <style:table-column-properties style:column-width="2.193cm"/>
    </style:style>
    <style:style style:name="Table4.F" style:family="table-column">
      <style:table-column-properties style:column-width="2.097cm"/>
    </style:style>
    <style:style style:name="Table4.A1" style:family="table-cell">
      <style:table-cell-properties fo:padding="0.097cm" fo:border-left="0.05pt solid #000000" fo:border-right="none" fo:border-top="none" fo:border-bottom="none"/>
    </style:style>
    <style:style style:name="Table4.F1" style:family="table-cell">
      <style:table-cell-properties fo:padding="0.097cm" fo:border-left="0.05pt solid #000000" fo:border-right="0.05pt solid #000000" fo:border-top="none" fo:border-bottom="none"/>
    </style:style>
    <style:style style:name="Table5" style:family="table">
      <style:table-properties style:width="18.71cm" fo:margin-left="0cm" table:align="left"/>
    </style:style>
    <style:style style:name="Table5.A" style:family="table-column">
      <style:table-column-properties style:column-width="1.342cm"/>
    </style:style>
    <style:style style:name="Table5.B" style:family="table-column">
      <style:table-column-properties style:column-width="9.922cm"/>
    </style:style>
    <style:style style:name="Table5.C" style:family="table-column">
      <style:table-column-properties style:column-width="1.02cm"/>
    </style:style>
    <style:style style:name="Table5.D" style:family="table-column">
      <style:table-column-properties style:column-width="2.136cm"/>
    </style:style>
    <style:style style:name="Table5.E" style:family="table-column">
      <style:table-column-properties style:column-width="2.193cm"/>
    </style:style>
    <style:style style:name="Table5.F" style:family="table-column">
      <style:table-column-properties style:column-width="2.097cm"/>
    </style:style>
    <style:style style:name="Table5.A1" style:family="table-cell">
      <style:table-cell-properties fo:padding="0.097cm" fo:border-left="0.05pt solid #000000" fo:border-right="none" fo:border-top="none" fo:border-bottom="none"/>
    </style:style>
    <style:style style:name="Table5.F1" style:family="table-cell">
      <style:table-cell-properties fo:padding="0.097cm" fo:border-left="0.05pt solid #000000" fo:border-right="0.05pt solid #000000" fo:border-top="none" fo:border-bottom="none"/>
    </style:style>
    <style:style style:name="Table6" style:family="table">
      <style:table-properties style:width="18.71cm" table:align="margins"/>
    </style:style>
    <style:style style:name="Table6.A" style:family="table-column">
      <style:table-column-properties style:column-width="12.284cm" style:rel-column-width="43026*"/>
    </style:style>
    <style:style style:name="Table6.B" style:family="table-column">
      <style:table-column-properties style:column-width="2.155cm" style:rel-column-width="7550*"/>
    </style:style>
    <style:style style:name="Table6.C" style:family="table-column">
      <style:table-column-properties style:column-width="2.173cm" style:rel-column-width="7611*"/>
    </style:style>
    <style:style style:name="Table6.D" style:family="table-column">
      <style:table-column-properties style:column-width="2.097cm" style:rel-column-width="734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a1" style:family="table">
      <style:table-properties style:width="18.71cm" table:align="margins"/>
    </style:style>
    <style:style style:name="Tabla1.A" style:family="table-column">
      <style:table-column-properties style:column-width="2.293cm" style:rel-column-width="8032*"/>
    </style:style>
    <style:style style:name="Tabla1.B" style:family="table-column">
      <style:table-column-properties style:column-width="3.418cm" style:rel-column-width="11973*"/>
    </style:style>
    <style:style style:name="Tabla1.D" style:family="table-column">
      <style:table-column-properties style:column-width="3.505cm" style:rel-column-width="12276*"/>
    </style:style>
    <style:style style:name="Tabla1.E" style:family="table-column">
      <style:table-column-properties style:column-width="4.08cm" style:rel-column-width="14290*"/>
    </style:style>
    <style:style style:name="Tabla1.F" style:family="table-column">
      <style:table-column-properties style:column-width="3.12cm" style:rel-column-width="10932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04e9f76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1289216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12b51f1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fo:font-weight="bold" officeooo:rsid="012b51f1" officeooo:paragraph-rsid="01525e29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0b6a516" style:font-size-asian="7.84999990463257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style:font-size-asian="7.84999990463257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officeooo:rsid="004f9f34" officeooo:paragraph-rsid="00e88ca1" style:font-size-asian="7.84999990463257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fo:font-weight="bold" officeooo:rsid="01194c0a" officeooo:paragraph-rsid="01525e29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weight="bold" officeooo:rsid="004f9f34" officeooo:paragraph-rsid="0093562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fo:font-weight="bold" officeooo:rsid="004f9f34" officeooo:paragraph-rsid="01525e29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8pt" fo:font-weight="bold" officeooo:rsid="004f9f34" officeooo:paragraph-rsid="00ea1c39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weight="bold" officeooo:rsid="012d0a2f" officeooo:paragraph-rsid="01525e29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fo:font-weight="bold" officeooo:rsid="012e084e" officeooo:paragraph-rsid="01525e29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fo:font-weight="bold" officeooo:rsid="016aa08f" officeooo:paragraph-rsid="01525e29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fo:font-weight="bold" officeooo:rsid="0117e12c" officeooo:paragraph-rsid="01525e29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fo:font-weight="bold" officeooo:rsid="01178524" officeooo:paragraph-rsid="01525e29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fo:font-weight="bold" officeooo:rsid="004e9f76" officeooo:paragraph-rsid="0093562d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fo:font-weight="bold" officeooo:rsid="004e9f76" officeooo:paragraph-rsid="004e9f76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fo:font-weight="bold" officeooo:rsid="004e9f76" officeooo:paragraph-rsid="01525e29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8pt" fo:font-weight="bold" officeooo:rsid="00f0e43e" officeooo:paragraph-rsid="00f0e43e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8pt" fo:font-weight="bold" officeooo:rsid="01289216" officeooo:paragraph-rsid="01289216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8pt" officeooo:paragraph-rsid="00e88ca1" style:font-size-asian="8pt" style:font-size-complex="8pt"/>
    </style:style>
    <style:style style:name="P25" style:family="paragraph" style:parent-style-name="Text_20_body" style:master-page-name="">
      <style:paragraph-properties fo:margin-top="0cm" fo:margin-bottom="0cm" loext:contextual-spacing="false" style:page-number="auto"/>
      <style:text-properties fo:font-size="2pt" style:font-size-asian="2pt" style:font-size-complex="2pt"/>
    </style:style>
    <style:style style:name="P26" style:family="paragraph" style:parent-style-name="Standard">
      <style:text-properties style:font-name="Arial" fo:font-size="10pt" fo:font-weight="bold" officeooo:rsid="004dd7b0" officeooo:paragraph-rsid="004dd7b0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margin-left="0cm" fo:margin-right="-0.085cm" fo:margin-top="0.101cm" fo:margin-bottom="0cm" loext:contextual-spacing="false" fo:text-indent="0cm" style:auto-text-indent="false"/>
      <style:text-properties style:font-name="Arial" fo:font-size="8pt" fo:font-style="italic" officeooo:paragraph-rsid="01459649" style:font-size-asian="8pt" style:font-style-asian="italic" style:font-size-complex="8pt" style:font-style-complex="italic"/>
    </style:style>
    <style:style style:name="P29" style:family="paragraph" style:parent-style-name="Table_20_Contents">
      <style:paragraph-properties fo:margin-left="0cm" fo:margin-right="-0.085cm" fo:text-align="center" style:justify-single-word="false" fo:text-indent="0cm" style:auto-text-indent="false"/>
      <style:text-properties style:font-name="Arial" fo:font-size="8pt" fo:font-weight="bold" officeooo:rsid="004e9f76" officeooo:paragraph-rsid="0093562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margin-left="0.011cm" fo:margin-right="-0.097cm" fo:text-align="center" style:justify-single-word="false" fo:text-indent="0cm" style:auto-text-indent="false"/>
      <style:text-properties style:font-name="Arial" fo:font-size="9pt" style:font-size-asian="7.84999990463257pt" style:font-size-complex="9pt"/>
    </style:style>
    <style:style style:name="P31" style:family="paragraph" style:parent-style-name="Table_20_Contents">
      <style:paragraph-properties fo:margin-left="0cm" fo:margin-right="-0.097cm" fo:text-align="start" style:justify-single-word="false" fo:text-indent="0cm" style:auto-text-indent="false"/>
      <style:text-properties style:font-name="Arial" fo:font-size="9pt" fo:font-weight="bold" officeooo:rsid="004f9f34" officeooo:paragraph-rsid="00ea1c39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margin-left="4.306cm" fo:margin-right="-0.002cm" fo:text-indent="0cm" style:auto-text-indent="false">
        <style:tab-stops/>
      </style:paragraph-properties>
      <style:text-properties style:font-name="Arial" fo:font-size="9pt" fo:font-style="italic" fo:font-weight="normal" officeooo:rsid="004f9f34" officeooo:paragraph-rsid="014a01be" style:font-size-asian="9pt" style:font-style-asian="italic" style:font-weight-asian="normal" style:font-size-complex="9pt" style:font-style-complex="italic" style:font-weight-complex="normal"/>
    </style:style>
    <style:style style:name="P33" style:family="paragraph" style:parent-style-name="Table_20_Contents">
      <style:paragraph-properties fo:margin-left="4.306cm" fo:margin-right="-0.002cm" fo:text-indent="0cm" style:auto-text-indent="false">
        <style:tab-stops/>
      </style:paragraph-properties>
      <style:text-properties fo:font-size="8pt" fo:font-weight="normal" officeooo:paragraph-rsid="014a01be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margin-left="4.322cm" fo:margin-right="0.009cm" fo:text-align="start" style:justify-single-word="false" fo:text-indent="0cm" style:auto-text-indent="false"/>
      <style:text-properties fo:font-variant="normal" fo:text-transform="none" fo:color="#262626" style:font-name="Arial" fo:font-size="9.75pt" fo:letter-spacing="normal" fo:font-style="italic" fo:font-weight="normal" officeooo:paragraph-rsid="004f9f34" style:font-size-asian="10pt" style:font-style-asian="italic" style:font-size-complex="10pt" style:font-style-complex="italic"/>
    </style:style>
    <style:style style:name="P35" style:family="paragraph" style:parent-style-name="Table_20_Contents">
      <style:paragraph-properties fo:margin-left="4.11cm" fo:margin-right="0.009cm" fo:text-align="start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style:font-name="Arial" fo:font-size="6pt" fo:font-weight="bold" officeooo:rsid="004f9f34" officeooo:paragraph-rsid="014d8b5d" style:font-size-asian="6pt" style:font-weight-asian="bold" style:font-size-complex="6pt" style:font-weight-complex="bold"/>
    </style:style>
    <style:style style:name="P36" style:family="paragraph" style:parent-style-name="Table_20_Contents">
      <style:paragraph-properties fo:margin-left="4.11cm" fo:margin-right="0.009cm" fo:text-align="start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style:font-name="Arial" fo:font-size="14pt" fo:font-weight="bold" officeooo:rsid="004f9f34" officeooo:paragraph-rsid="014d8b5d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margin-left="4.306cm" fo:margin-right="0.016cm" fo:text-align="start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fo:font-variant="normal" fo:text-transform="none" fo:color="#262626" style:font-name="Arial" fo:font-size="6pt" fo:letter-spacing="normal" fo:font-style="italic" fo:font-weight="bold" officeooo:rsid="004f9f34" officeooo:paragraph-rsid="014d8b5d" style:font-size-asian="6pt" style:font-style-asian="italic" style:font-weight-asian="bold" style:font-size-complex="6pt" style:font-style-complex="italic" style:font-weight-complex="bold"/>
    </style:style>
    <style:style style:name="P38" style:family="paragraph" style:parent-style-name="Table_20_Contents">
      <style:paragraph-properties fo:margin-left="-0.009cm" fo:margin-right="-0.097cm" fo:text-align="center" style:justify-single-word="false" fo:text-indent="0cm" style:auto-text-indent="false"/>
      <style:text-properties style:font-name="Arial" fo:font-size="8pt" fo:font-weight="bold" officeooo:rsid="004f9f34" officeooo:paragraph-rsid="01525e29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margin-left="0.011cm" fo:margin-right="-0.025cm" fo:text-align="end" style:justify-single-word="false" fo:text-indent="0cm" style:auto-text-indent="false"/>
      <style:text-properties style:font-name="Arial" fo:font-size="8pt" fo:font-weight="bold" officeooo:rsid="004f9f34" officeooo:paragraph-rsid="00ea1c39" style:font-size-asian="8pt" style:font-weight-asian="bold" style:font-size-complex="8pt" style:font-weight-complex="bold"/>
    </style:style>
    <style:style style:name="P40" style:family="paragraph" style:parent-style-name="Standard">
      <style:paragraph-properties fo:margin-left="0.016cm" fo:margin-right="-0.078cm" fo:text-align="end" style:justify-single-word="false" fo:text-indent="0cm" style:auto-text-indent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8pt" fo:font-weight="bold" officeooo:paragraph-rsid="00f6b75c" style:font-size-asian="8pt" style:font-weight-asian="bold" style:font-size-complex="8pt" style:font-weight-complex="bold"/>
    </style:style>
    <style:style style:name="T1" style:family="text">
      <style:text-properties officeooo:rsid="004f9f34"/>
    </style:style>
    <style:style style:name="T2" style:family="text">
      <style:text-properties fo:font-size="10pt" officeooo:rsid="004f9f34"/>
    </style:style>
    <style:style style:name="T3" style:family="text">
      <style:text-properties officeooo:rsid="008e9f73"/>
    </style:style>
    <style:style style:name="T4" style:family="text">
      <style:text-properties officeooo:rsid="00a01d95"/>
    </style:style>
    <style:style style:name="T5" style:family="text">
      <style:text-properties officeooo:rsid="00e488e0"/>
    </style:style>
    <style:style style:name="T6" style:family="text">
      <style:text-properties officeooo:rsid="00f18307"/>
    </style:style>
    <style:style style:name="T7" style:family="text">
      <style:text-properties officeooo:rsid="010bd0c3"/>
    </style:style>
    <style:style style:name="T8" style:family="text">
      <style:text-properties officeooo:rsid="0117e12c"/>
    </style:style>
    <style:style style:name="T9" style:family="text">
      <style:text-properties officeooo:rsid="0139dafc"/>
    </style:style>
    <style:style style:name="T10" style:family="text">
      <style:text-properties style:text-underline-style="solid" style:text-underline-width="auto" style:text-underline-color="font-color" fo:font-weight="bold" officeooo:rsid="0139dafc" style:font-weight-asian="bold" style:font-weight-complex="bold"/>
    </style:style>
    <style:style style:name="T11" style:family="text">
      <style:text-properties style:font-name="Arial" fo:font-style="italic" officeooo:rsid="004f9f34" style:font-style-asian="italic" style:font-style-complex="italic"/>
    </style:style>
    <style:style style:name="T12" style:family="text">
      <style:text-properties style:font-name="Arial" fo:font-style="italic" officeooo:rsid="0148ce9c" style:font-style-asian="italic" style:font-style-complex="italic"/>
    </style:style>
    <style:style style:name="T13" style:family="text">
      <style:text-properties officeooo:rsid="016aa0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text-input text:description="">#foreach($l in $liquidaciones)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table:number-columns-spanned="5" office:value-type="string">
              <text:p text:style-name="P35"><text:s/></text:p>
              <text:p text:style-name="P36"><text:s text:c="2"/>PARQUE DE LA SALUD DE LA PROVINCIA DE MISIONES </text:p>
              <text:p text:style-name="P34"><text:span text:style-name="T1"><text:s/></text:span><text:span text:style-name="T2">“ADMINISTRACIÓN PARQUE DE LA SALUD DE LA PROVINCIA DE MISIONES DR. RAMÓN MADARIAGA LEY XVII – N°70“</text:span></text:p>
              <text:p text:style-name="P37"><text:text-input text:description="">#if($l.puestoLaboral.convenio_ministerio)</text:text-input></text:p>
              <text:p text:style-name="P33"><text:span text:style-name="T11">“</text:span><text:span text:style-name="T12">Convenio de Cooperación Ministerio de Salud Pública de la Provincia de Misiones <text:s/>- Parque de la Salud de la Provincia de Misiones Dr. Ramón Madariaga - Expediente Nº 6550-0399/15</text:span><text:span text:style-name="T11">”</text:span></text:p>
              <text:p text:style-name="P32"><text:text-input text:description="">#end</text:text-input></text:p>
              <text:p text:style-name="P7"><text:text-input text:description="">#set($end = 28 - $l.getLiquidacionDetalle().size())</text:text-input><text:s/><text:text-input text:description="">#set($start = 0)</text:text-input><text:s text:c="2"/><text:text-input text:description="">#set($range = [$start..$end])</text:text-input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3.2">
          <table:table-cell table:style-name="Table3.A2" table:number-columns-spanned="2" office:value-type="string">
            <text:p text:style-name="P1">Haberes correspondiente a Mes <text:text-input text:description="">$l.liquidacionMes.periodo.getMesPeriodo()</text:text-input></text:p>
            <text:p text:style-name="P4">Cuit Parque Salud Mnes.</text:p>
            <text:p text:style-name="P4">30712224300</text:p>
          </table:table-cell>
          <table:covered-table-cell/>
          <table:table-cell table:style-name="Table3.A2" office:value-type="string">
            <text:p text:style-name="P1">Año <text:text-input text:description="">$l.liquidacionMes.periodo.getAnioPeriodo()</text:text-input></text:p>
          </table:table-cell>
          <table:table-cell table:style-name="Table3.A2" office:value-type="string">
            <text:p text:style-name="P2">N° Recibo </text:p>
            <text:p text:style-name="P2"><text:text-input text:description="">$l.id</text:text-input></text:p>
          </table:table-cell>
          <table:table-cell table:style-name="Table3.E2" office:value-type="string">
            <text:p text:style-name="P3"><text:s text:c="2"/>NRO. DE PUESTO</text:p>
            <text:p text:style-name="P3"><text:text-input text:description="">$l.puestoLaboral.id</text:text-input></text:p>
          </table:table-cell>
        </table:table-row>
        <table:table-row table:style-name="Table3.3">
          <table:table-cell table:style-name="Table3.A3" office:value-type="string">
            <text:p text:style-name="P23">Cuil</text:p>
            <text:p text:style-name="P23"><text:text-input text:description="">$l.puestoLaboral.legajo.agente.cuit</text:text-input></text:p>
          </table:table-cell>
          <table:table-cell table:style-name="Table3.A3" table:number-columns-spanned="3" office:value-type="string">
            <text:p text:style-name="P18">Tipo y N° de Documento</text:p>
            <text:p text:style-name="P18"><text:span text:style-name="T4">DNI</text:span> <text:text-input text:description="">$l.puestoLaboral.legajo.agente.dni</text:text-input></text:p>
          </table:table-cell>
          <table:covered-table-cell/>
          <table:covered-table-cell/>
          <table:table-cell table:style-name="Table3.E2" office:value-type="string">
            <text:p text:style-name="P19">Apellido y Nombre</text:p>
            <text:p text:style-name="P19"><text:text-input text:description="">$l.puestoLaboral.legajo.agente.apellido</text:text-input></text:p>
          </table:table-cell>
        </table:table-row>
        <table:table-row table:style-name="Table3.4">
          <table:table-cell table:style-name="Table3.E2" table:number-columns-spanned="5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row table:style-name="TableLine93986203809472">
                <table:table-cell table:style-name="Table2.A1" office:value-type="string">
                  <text:p text:style-name="P17">Código</text:p>
                </table:table-cell>
                <table:table-cell table:style-name="Table2.A1" office:value-type="string">
                  <text:p text:style-name="P17">Descripción de Código</text:p>
                </table:table-cell>
                <table:table-cell table:style-name="Table2.A1" office:value-type="string">
                  <text:p text:style-name="P17">Cant</text:p>
                </table:table-cell>
                <table:table-cell table:style-name="Table2.A1" office:value-type="string">
                  <text:p text:style-name="P17">Haberes C/<text:span text:style-name="T3">A</text:span></text:p>
                </table:table-cell>
                <table:table-cell table:style-name="Table2.A1" office:value-type="string">
                  <text:p text:style-name="P17">Haberes S/<text:span text:style-name="T3">A</text:span></text:p>
                </table:table-cell>
                <table:table-cell table:style-name="Table2.F1" office:value-type="string">
                  <text:p text:style-name="P29">Descuentos</text:p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row table:style-name="TableLine93986205558256">
                <table:table-cell table:style-name="Table4.A1" office:value-type="string">
                  <text:p text:style-name="P9"><text:text-input text:description="">@before-row#foreach($linea in $l.getLiquidacionDetalle())</text:text-input><text:text-input text:description="">$linea.liquidacionConcepto.codigo</text:text-input><text:text-input text:description="">@after-row#end</text:text-input></text:p>
                </table:table-cell>
                <table:table-cell table:style-name="Table4.A1" office:value-type="string">
                  <text:p text:style-name="P41"><text:text-input text:description="$linea.getDenominacionConceptoPeriodo()">$linea.getDenominacionConceptoPeriodo()</text:text-input></text:p>
                </table:table-cell>
                <table:table-cell table:style-name="Table4.A1" office:value-type="string">
                  <text:p text:style-name="P20"><text:text-input text:description="">$linea.cantidad</text:text-input></text:p>
                </table:table-cell>
                <table:table-cell table:style-name="Table4.A1" office:value-type="string">
                  <text:p text:style-name="P21"><text:text-input text:description="">#if($linea.liquidacionConcepto.liquidacion_concepto_tipo_id == 1 || $linea.liquidacionConcepto.liquidacion_concepto_tipo_id == 4)</text:text-input><text:text-input text:description="">$linea.getTotalMoneda()</text:text-input><text:text-input text:description="">#end</text:text-input></text:p>
                </table:table-cell>
                <table:table-cell table:style-name="Table4.A1" office:value-type="string">
                  <text:p text:style-name="P27"><text:text-input text:description="">#if($linea.liquidacionConcepto.liquidacion_concepto_tipo_id == 2)</text:text-input><text:text-input text:description="">$linea.getTotalMoneda()</text:text-input><text:text-input text:description="">#end</text:text-input></text:p>
                </table:table-cell>
                <table:table-cell table:style-name="Table4.F1" office:value-type="string">
                  <text:p text:style-name="P40"><text:text-input text:description="">#if($linea.liquidacionConcepto.liquidacion_concepto_tipo_id == 3)</text:text-input><text:text-input text:description="">$linea.getTotalMoneda()</text:text-input><text:text-input text:description="">#end</text:text-input></text:p>
                </table:table-cell>
              </table:table-row>
            </table:table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/>
              <table:table-column table:style-name="Table5.F"/>
              <table:table-row table:style-name="TableLine93986203824336">
                <table:table-cell table:style-name="Table5.A1" office:value-type="string">
                  <text:p text:style-name="P24"><text:text-input text:description="">@before-row#foreach($i in $range)</text:text-input><text:span text:style-name="T5"><text:text-input text:description="">@after-row#end</text:text-input></text:span></text:p>
                </table:table-cell>
                <table:table-cell table:style-name="Table5.A1" office:value-type="string">
                  <text:p text:style-name="P6"/>
                </table:table-cell>
                <table:table-cell table:style-name="Table5.A1" office:value-type="string">
                  <text:p text:style-name="P6"/>
                </table:table-cell>
                <table:table-cell table:style-name="Table5.A1" office:value-type="string">
                  <text:p text:style-name="P6"/>
                </table:table-cell>
                <table:table-cell table:style-name="Table5.A1" office:value-type="string">
                  <text:p text:style-name="P6"/>
                </table:table-cell>
                <table:table-cell table:style-name="Table5.F1" office:value-type="string">
                  <text:p text:style-name="P30"/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row table:style-name="TableLine93986203657168">
                <table:table-cell table:style-name="Table6.A1" office:value-type="string">
                  <text:p text:style-name="P22">TOTALES</text:p>
                </table:table-cell>
                <table:table-cell table:style-name="Table6.A1" office:value-type="string">
                  <text:p text:style-name="P11"><text:text-input text:description="">$l.getTotalCAMoneda()</text:text-input></text:p>
                </table:table-cell>
                <table:table-cell table:style-name="Table6.A1" office:value-type="string">
                  <text:p text:style-name="P11"><text:text-input text:description="">$l.getTotalSAMoneda()</text:text-input></text:p>
                </table:table-cell>
                <table:table-cell table:style-name="Table6.D1" office:value-type="string">
                  <text:p text:style-name="P39"><text:text-input text:description="">$l.getTotalRetencionesMoneda()</text:text-input></text:p>
                </table:table-cell>
              </table:table-row>
            </table:table>
            <text:p text:style-name="P5"/>
            <text:p text:style-name="P5"/>
            <text:p text:style-name="P5"/>
            <table:table table:name="Tabla1" table:style-name="Tabla1">
              <table:table-column table:style-name="Tabla1.A"/>
              <table:table-column table:style-name="Tabla1.B"/>
              <table:table-column table:style-name="Tabla1.A"/>
              <table:table-column table:style-name="Tabla1.D"/>
              <table:table-column table:style-name="Tabla1.E"/>
              <table:table-column table:style-name="Tabla1.F"/>
              <table:table-row table:style-name="TableLine93986206429056">
                <table:table-cell table:style-name="Tabla1.A1" office:value-type="string">
                  <text:p text:style-name="P10"><text:span text:style-name="T6">N° </text:span>Legajo</text:p>
                  <text:p text:style-name="P10"><text:text-input text:description="">$l.puestoLaboral.legajo.numero</text:text-input></text:p>
                </table:table-cell>
                <table:table-cell table:style-name="Tabla1.A1" office:value-type="string">
                  <text:p text:style-name="P16">Cat. May. Función</text:p>
                  <text:p text:style-name="P10"><text:span text:style-name="T7"><text:text-input text:description="">#if($l.puestoLaboral.cargoLaboral.numeracion)</text:text-input></text:span><text:span text:style-name="T7"><text:text-input text:description="">$l.puestoLaboral.cargoLaboral.numeracion</text:text-input></text:span><text:span text:style-name="T7"><text:text-input text:description="">#end</text:text-input></text:span></text:p>
                </table:table-cell>
                <table:table-cell table:style-name="Tabla1.A1" office:value-type="string">
                  <text:p text:style-name="P15">Escala</text:p>
                  <text:p text:style-name="P10"><text:span text:style-name="T8"><text:text-input text:description="">#if($l.puestoLaboral.escalaLaboral.abreviatura)</text:text-input></text:span><text:span text:style-name="T8"><text:text-input text:description="">$l.puestoLaboral.escalaLaboral.abreviatura</text:text-input></text:span><text:span text:style-name="T8"><text:text-input text:description="">#end</text:text-input></text:span></text:p>
                </table:table-cell>
                <table:table-cell table:style-name="Tabla1.A1" office:value-type="string">
                  <text:p text:style-name="P12">Ingreso <text:span text:style-name="T13">Puesto</text:span></text:p>
                  <text:p text:style-name="P13"><text:text-input text:description="">$date.formatDate($l.puestoLaboral.fecha_posesion)</text:text-input></text:p>
                  <text:p text:style-name="P14">Inicio Rel, Laboral</text:p>
                  <text:p text:style-name="P14"><text:drop-down text:name="$date.formatDate($l.puestoLaboral.legajo.agente.fingreso)"><text:label text:value="$date.formatDate($l.puestoLaboral.legajo.agente.fingreso)"/>$date.formatDate($l.puestoLaboral.legajo.agente.fingreso)</text:drop-down></text:p>
                </table:table-cell>
                <table:table-cell table:style-name="Tabla1.A1" office:value-type="string">
                  <text:p text:style-name="P8">Nro. de Cuenta</text:p>
                  <text:p text:style-name="P8"><text:text-input text:description="">$l.puestoLaboral.getNumeroCuenta()</text:text-input></text:p>
                </table:table-cell>
                <table:table-cell table:style-name="Tabla1.F1" office:value-type="string">
                  <text:p text:style-name="P10">Importe a Cobrar</text:p>
                  <text:p text:style-name="P38"><text:text-input text:description="">$l.getTotalACobrarMoneda()</text:text-input>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Line93986207369872">
          <table:table-cell table:style-name="Table3.A5" table:number-columns-spanned="5" office:value-type="string">
            <text:p text:style-name="P31">Son: <text:text-input text:description="">$l.getTotalACobrarLetra(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5" table:number-columns-spanned="5" office:value-type="string">
            <text:p text:style-name="P28"><text:span text:style-name="T10">Comentario:</text:span><text:span text:style-name="T9"> 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6"><text:text-input text:description="">#end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0.499cm" fo:margin-right="1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8-23T16:24:57</meta:creation-date>
    <dc:date>2024-06-26T09:59:58.725025308</dc:date>
    <meta:editing-duration>P8DT1H20M36S</meta:editing-duration>
    <meta:editing-cycles>342</meta:editing-cycles>
    <meta:generator>LibreOffice/6.4.7.2$Linux_X86_64 LibreOffice_project/40$Build-2</meta:generator>
    <meta:document-statistic meta:table-count="6" meta:image-count="0" meta:object-count="0" meta:page-count="1" meta:paragraph-count="56" meta:word-count="266" meta:character-count="2154" meta:non-whitespace-character-count="2032"/>
  </office:meta>
</office:document-meta>
</file>